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865cm" table:align="margins" style:may-break-between-rows="false"/>
    </style:style>
    <style:style style:name="Tabelle2.A" style:family="table-column">
      <style:table-column-properties style:column-width="15.803cm" style:rel-column-width="61407*"/>
    </style:style>
    <style:style style:name="Tabelle2.B" style:family="table-column">
      <style:table-column-properties style:column-width="1.062cm" style:rel-column-width="412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="0.002cm solid #000000"/>
    </style:style>
    <style:style style:name="Tabelle1" style:family="table">
      <style:table-properties style:width="16.865cm" table:align="margins" style:may-break-between-rows="false"/>
    </style:style>
    <style:style style:name="Tabelle1.A" style:family="table-column">
      <style:table-column-properties style:column-width="15.803cm" style:rel-column-width="61407*"/>
    </style:style>
    <style:style style:name="Tabelle1.B" style:family="table-column">
      <style:table-column-properties style:column-width="1.062cm" style:rel-column-width="412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6.865cm" table:align="margins" style:may-break-between-rows="false"/>
    </style:style>
    <style:style style:name="Tabelle3.A" style:family="table-column">
      <style:table-column-properties style:column-width="15.803cm" style:rel-column-width="61407*"/>
    </style:style>
    <style:style style:name="Tabelle3.B" style:family="table-column">
      <style:table-column-properties style:column-width="1.062cm" style:rel-column-width="412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4" style:family="table">
      <style:table-properties style:width="16.865cm" table:align="margins" style:may-break-between-rows="false"/>
    </style:style>
    <style:style style:name="Tabelle4.A" style:family="table-column">
      <style:table-column-properties style:column-width="15.803cm" style:rel-column-width="61407*"/>
    </style:style>
    <style:style style:name="Tabelle4.B" style:family="table-column">
      <style:table-column-properties style:column-width="1.062cm" style:rel-column-width="412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5" style:family="table">
      <style:table-properties style:width="16.865cm" table:align="margins" style:may-break-between-rows="false"/>
    </style:style>
    <style:style style:name="Tabelle5.A" style:family="table-column">
      <style:table-column-properties style:column-width="15.803cm" style:rel-column-width="61407*"/>
    </style:style>
    <style:style style:name="Tabelle5.B" style:family="table-column">
      <style:table-column-properties style:column-width="1.062cm" style:rel-column-width="412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rame_20_contents">
      <style:paragraph-properties fo:line-height="100%"/>
    </style:style>
    <style:style style:name="P3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able_20_Contents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fo:color="#ff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fo:color="#ff0000"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9" style:family="paragraph" style:parent-style-name="Frame_20_contents">
      <style:text-properties style:text-underline-style="solid" style:text-underline-width="auto" style:text-underline-color="font-color"/>
    </style:style>
    <style:style style:name="P10" style:family="paragraph" style:parent-style-name="Table_20_Contents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fo:color="#ff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fo:color="#ff0000"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47ff" fo:font-size="10pt" style:font-size-asian="10pt" style:font-size-complex="10pt"/>
    </style:style>
    <style:style style:name="T4" style:family="text">
      <style:text-properties fo:color="#ff0000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16.189cm" style:rel-width="96%" draw:z-index="0"><draw:text-box fo:min-height="0.499cm"><text:p text:style-name="P2">Name:</text:p><text:p text:style-name="P2">Vorname:</text:p><text:p text:style-name="P2">Datum:<text:tab/>28.09.201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Rahmen2" text:anchor-type="paragraph" svg:x="0.34cm" svg:y="0.265cm" svg:width="16.189cm" style:rel-width="96%" draw:z-index="1"><draw:text-box fo:min-height="0.499cm"><text:p text:style-name="Frame_20_contents"><text:span text:style-name="T1">Erlaubte Hilfsmittel:</text:span> ein Blatt mit eigenen handschriftlichen Notizen</text:p><text:p text:style-name="Frame_20_contents">Maximale Punktanzahl: 20<text:tab/>Um die Note 6 zu erhalten, sind 20 Punkte erforderlich.<text:line-break/> <text:s text:c="46"/>Für die Note 4 benötigt es 12 Punkte.</text:p><text:p text:style-name="Frame_20_contents"/><text:p text:style-name="Frame_20_contents">Erreichte Punkte:<text:tab/><text:span text:style-name="T2"> <text:s text:c="57"/></text:span></text:p><text:p text:style-name="P9"/><text:p text:style-name="Frame_20_contents">Note:<text:tab/><text:tab/><text:tab/><text:span text:style-name="T2"> <text:s text:c="57"/></text:span></text:p><text:p text:style-name="P9"/></draw:text-box></draw:frame></text:p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Ausgangslage:</text:p>
            <text:p text:style-name="P3"/>
            <text:p text:style-name="P3">Es sind folgende Tabellen vorhanden</text:p>
            <text:p text:style-name="P3"><text:s text:c="5"/>Mitarbeiter (id, name, salaer, ortId, abteilungId)</text:p>
            <text:p text:style-name="P3"><text:s text:c="5"/>Ort <text:s text:c="8"/>(id, name)</text:p>
            <text:p text:style-name="P3"><text:s text:c="5"/>Abteilung <text:s text:c="2"/>(id, name)</text:p>
            <text:p text:style-name="P3"/>
            <text:p text:style-name="P3"><text:s text:c="2"/>create table mitarbeiter</text:p>
            <text:p text:style-name="P3"><text:s text:c="2"/>(</text:p>
            <text:p text:style-name="P3"><text:tab/>id <text:tab/>int primary key, </text:p>
            <text:p text:style-name="P3"><text:tab/>name varchar(20), </text:p>
            <text:p text:style-name="P3"><text:tab/>salaer int,</text:p>
            <text:p text:style-name="P3"><text:tab/>abteilungId int,</text:p>
            <text:p text:style-name="P3"><text:tab/>ortId int</text:p>
            <text:p text:style-name="P3"><text:s text:c="2"/>);</text:p>
            <text:p text:style-name="P3"><text:s text:c="2"/>create table abteilung</text:p>
            <text:p text:style-name="P3"><text:s text:c="2"/>(</text:p>
            <text:p text:style-name="P3"><text:tab/>id <text:tab/>int primary key, </text:p>
            <text:p text:style-name="P3"><text:tab/>name varchar(20) </text:p>
            <text:p text:style-name="P3"><text:s text:c="2"/>);</text:p>
            <text:p text:style-name="P3"><text:s text:c="2"/>create table ort</text:p>
            <text:p text:style-name="P3"><text:s text:c="2"/>(</text:p>
            <text:p text:style-name="P3"><text:tab/>id <text:tab/>int primary key, </text:p>
            <text:p text:style-name="P3"><text:tab/>name varchar(20) </text:p>
            <text:p text:style-name="P3"><text:s text:c="2"/>);</text:p>
            <text:p text:style-name="P6"><text:s/></text:p>
          </table:table-cell>
          <table:table-cell table:style-name="Tabelle2.B1">
            <text:p text:style-name="P4"/>
          </table:table-cell>
        </table:table-row>
      </table:table>
      <text:p text:style-name="P3"/>
      <text:p text:style-name="P3"/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3">1. Erstellen Sie eine Select-Anweisung die alle Mitarbeiter </text:p>
            <text:p text:style-name="P3"><text:s text:c="3"/>aus Basel in folgender Form ausgibt</text:p>
            <text:p text:style-name="P3"/>
            <text:p text:style-name="P3"><text:s text:c="3"/>MA-ID <text:s/>MA-Name <text:s text:c="3"/>ORTSNAME <text:s text:c="4"/>ABTEILUNGSNAME</text:p>
            <text:p text:style-name="P3"><text:s text:c="3"/>1 <text:s text:c="5"/>huber <text:s text:c="5"/>basel <text:s text:c="7"/>einkauf</text:p>
            <text:p text:style-name="P3"><text:s text:c="3"/>2 <text:s text:c="5"/>meier <text:s text:c="5"/>basel <text:s text:c="7"/>verkauf</text:p>
            <text:p text:style-name="P3"><text:s text:c="3"/>...</text:p>
            <text:p text:style-name="P3"/>
            <text:p text:style-name="P3"><text:s text:c="5"/></text:p>
            <text:p text:style-name="P3"><text:s text:c="3"/></text:p>
            <text:p text:style-name="P6"/>
            <text:p text:style-name="P8"><text:s text:c="4"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6"/>
            <text:p text:style-name="P6"/>
            <text:p text:style-name="P6"/>
            <text:p text:style-name="P6"/>
            <text:p text:style-name="P6"/>
            <text:p text:style-name="P3"/>
            <text:p text:style-name="P3"/>
            <text:p text:style-name="P3"/>
            <text:p text:style-name="P3"/>
          </table:table-cell>
          <table:table-cell table:style-name="Tabelle1.B1" office:value-type="string">
            <text:p text:style-name="P4"/>
            <text:p text:style-name="P4"/>
            <text:p text:style-name="P4">5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3">2. Erstellen Sie eine Abfrage die die Anzahl aller </text:p>
            <text:p text:style-name="P3"><text:s text:c="3"/>Mitarbeiter in folgender Form ausgibt</text:p>
            <text:p text:style-name="P3"/>
            <text:p text:style-name="P3"><text:s text:c="3"/>ANZAHL</text:p>
            <text:p text:style-name="P3"><text:s text:c="3"/>3456 </text:p>
            <text:p text:style-name="P3"><text:s text:c="2"/></text:p>
            <text:p text:style-name="P3"/>
            <text:p text:style-name="P3"><text:s text:c="2"/><text:span text:style-name="T3"><text:s text:c="2"/>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"/>
            <text:p text:style-name="P3"/>
            <text:p text:style-name="P3"/>
            <text:p text:style-name="P3"/>
          </table:table-cell>
          <table:table-cell table:style-name="Tabelle3.B1" office:value-type="string">
            <text:p text:style-name="P3"/>
            <text:p text:style-name="P3"/>
            <text:p text:style-name="P3"><text:s/>5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  <text:p text:style-name="P3"/>
      <text:p text:style-name="P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3. Erstellen Sie eine Abfrage, die die Durchschnittssaläre</text:p>
            <text:p text:style-name="P3"><text:s text:c="3"/>gruppiert nach Abteilung ausgibt</text:p>
            <text:p text:style-name="P3"><text:s text:c="3"/></text:p>
            <text:p text:style-name="P3"><text:s text:c="3"/>ABTEILUNG-ID <text:s text:c="3"/>D-SALAER</text:p>
            <text:p text:style-name="P3"><text:s text:c="3"/>1 <text:s text:c="15"/>111.22</text:p>
            <text:p text:style-name="P3"><text:s text:c="3"/>2 <text:s text:c="14"/>3455.23 <text:s/></text:p>
            <text:p text:style-name="P3"><text:s text:c="3"/>... <text:s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"/>
            <text:p text:style-name="P3"/>
            <text:p text:style-name="P3"/>
          </table:table-cell>
          <table:table-cell table:style-name="Tabelle4.B1" office:value-type="string">
            <text:p text:style-name="P4"/>
            <text:p text:style-name="P4"/>
            <text:p text:style-name="P4">5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3">4. Erstellen Sie eine Abfrage, die die Durchschnittssaläre</text:p>
            <text:p text:style-name="P3"><text:s text:c="3"/>gruppiert nach Orte ausgibt. </text:p>
            <text:p text:style-name="P3"><text:s text:c="3"/>Achtung: diesmal mit Ortsname</text:p>
            <text:p text:style-name="P3"><text:s text:c="3"/></text:p>
            <text:p text:style-name="P3"><text:s text:c="3"/>ORT-ID <text:s text:c="3"/>ORTSNAME <text:s text:c="3"/>D-SALAER</text:p>
            <text:p text:style-name="P3"><text:s text:c="3"/>1 <text:s text:c="8"/>basel <text:s text:c="7"/>111.22</text:p>
            <text:p text:style-name="P3"><text:s text:c="3"/>2 <text:s text:c="8"/>bern <text:s text:c="7"/>3455.23 <text:s/></text:p>
            <text:p text:style-name="P3"><text:s text:c="3"/>... <text:s/></text:p>
            <text:p text:style-name="P6"><text:s text:c="2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Table_20_Contents"><text:s text:c="7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5.B1" office:value-type="string">
            <text:p text:style-name="P4"/>
            <text:p text:style-name="P4"/>
            <text:p text:style-name="P4"/>
            <text:p text:style-name="P4">5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B-Technologie 1 <text:tab/>3. Klausur<text:tab/></text:p>
      </style:header>
      <style:footer>
        <text:p text:style-name="Footer"><text:tab/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09M19S</meta:editing-duration>
    <meta:editing-cycles>22</meta:editing-cycles>
    <meta:generator>OpenOffice.org/3.2$Win32 OpenOffice.org_project/320m18$Build-9502</meta:generator>
    <dc:date>2012-09-28T09:22:08.54</dc:date>
    <dc:creator>Johann Mildner</dc:creator>
    <meta:printed-by>Johann Mildner</meta:printed-by>
    <meta:print-date>2012-09-28T08:58:57.39</meta:print-date>
    <meta:document-statistic meta:table-count="5" meta:image-count="0" meta:object-count="0" meta:page-count="4" meta:paragraph-count="69" meta:word-count="190" meta:character-count="1638"/>
    <meta:user-defined meta:name="Info 1"/>
    <meta:user-defined meta:name="Info 2"/>
    <meta:user-defined meta:name="Info 3"/>
    <meta:user-defined meta:name="Info 4"/>
  </office:meta>
</office:document-meta>
</file>